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1cm" fo:min-width="1.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3.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57cm" fo:min-width="1.50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6.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869cm" fo:min-width="1.401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05cm" fo:min-width="1.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046cm" fo:min-width="1.50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5.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45cm" fo:min-width="4.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222cm" fo:min-width="1.70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487cm" fo:min-width="1.901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311cm" fo:min-width="1.90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134cm" fo:min-width="1.401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575cm" fo:min-width="2.201cm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1.45cm" fo:min-width="5.1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.487cm" fo:min-width="1.801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45cm" fo:min-width="3.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1.8cm" svg:height="2.3cm" svg:x="1.1cm" svg:y="2.6cm">
          <text:p text:style-name="P1">Mt940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xml:id="id5" draw:id="id5" draw:layer="layout" svg:width="3.7cm" svg:height="1.6cm" svg:x="3.3cm" svg:y="4.5cm">
          <text:p text:style-name="P1">mt940_2_ds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cm" svg:height="2.5cm" svg:x="7.7cm" svg:y="2.4cm">
          <text:p text:style-name="P1">Transactions.dsv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xml:id="id6" draw:id="id6" draw:layer="layout" svg:width="7.1cm" svg:height="1.6cm" svg:x="10.1cm" svg:y="4.5cm">
          <text:p text:style-name="P1">transactions_patcher.py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9cm" svg:height="2.4cm" svg:x="11.5cm" svg:y="1cm">
          <text:p text:style-name="P1">Hackers.dsv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2" draw:layer="layout" svg:x1="13.5cm" svg:y1="1cm" svg:x2="13.5cm" svg:y2="4.5cm">
          <text:p/>
        </draw:line>
        <draw:line draw:style-name="gr6" draw:text-style-name="P2" draw:layer="layout" svg:x1="15cm" svg:y1="0.8cm" svg:x2="15cm" svg:y2="4.4cm">
          <text:p/>
        </draw:line>
        <draw:custom-shape draw:style-name="gr7" draw:text-style-name="P1" draw:layer="layout" svg:width="1.9cm" svg:height="1.3cm" svg:x="15.3cm" svg:y="1.5cm">
          <text:p text:style-name="P1">Fix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2.6cm" svg:x="18.4cm" svg:y="2.4cm">
          <text:p text:style-name="P1">Pached</text:p>
          <text:p text:style-name="P1">Transactions.dsv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xml:id="id1" draw:id="id1" draw:layer="layout" svg:width="5.9cm" svg:height="1.6cm" svg:x="21.9cm" svg:y="4.5cm">
          <text:p text:style-name="P1">classificator</text:p>
          <draw:enhanced-geometry svg:viewBox="0 0 21600 21600" draw:type="rectangle" draw:enhanced-path="M 0 0 L 21600 0 21600 21600 0 21600 0 0 Z N"/>
        </draw:custom-shape>
        <draw:custom-shape draw:style-name="gr10" draw:text-style-name="P1" xml:id="id2" draw:id="id2" draw:layer="layout" svg:width="5.4cm" svg:height="1.7cm" svg:x="5cm" svg:y="10.5cm">
          <text:p text:style-name="P1">Merge event files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cm -1.5cm -3.499cm" svg:x1="27.8cm" svg:y1="5.3cm" svg:x2="5cm" svg:y2="11.35cm" draw:start-shape="id1" draw:start-glue-point="1" draw:end-shape="id2" draw:end-glue-point="3" svg:d="M27800 5300h501v1500h-27301v4550h4000" svg:viewBox="0 0 27302 6051">
          <text:p/>
        </draw:connector>
        <draw:custom-shape draw:style-name="gr11" draw:text-style-name="P1" draw:layer="layout" svg:width="2.2cm" svg:height="2.8cm" svg:x="1.4cm" svg:y="8.4cm">
          <text:p text:style-name="P1">Dues</text:p>
          <text:p text:style-name="P1">Events.dsv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" draw:layer="layout" svg:width="2.4cm" svg:height="3.1cm" svg:x="19.8cm" svg:y="7.9cm">
          <text:p text:style-name="P1">Dues</text:p>
          <text:p text:style-name="P1">Report.dsv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" draw:layer="layout" svg:width="2.4cm" svg:height="2.9cm" svg:x="2.8cm" svg:y="12.5cm">
          <text:p text:style-name="P1">Hacker</text:p>
          <text:p text:style-name="P1">Intrudaction</text:p>
          <text:p text:style-name="P1">Events.dsv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1" draw:layer="layout" svg:width="1.9cm" svg:height="2.7cm" svg:x="22.5cm" svg:y="1cm">
          <text:p text:style-name="P1">Hause</text:p>
          <text:p text:style-name="P1">Rules </text:p>
          <text:p text:style-name="P1">events.dsv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2" draw:layer="layout" svg:x1="25cm" svg:y1="1.4cm" svg:x2="25.1cm" svg:y2="4.6cm">
          <text:p/>
        </draw:line>
        <draw:line draw:style-name="gr6" draw:text-style-name="P2" draw:layer="layout" svg:x1="6.1cm" svg:y1="15.5cm" svg:x2="6.1cm" svg:y2="12.2cm">
          <text:p/>
        </draw:line>
        <draw:line draw:style-name="gr6" draw:text-style-name="P2" draw:layer="layout" svg:x1="7.4cm" svg:y1="15.5cm" svg:x2="7.4cm" svg:y2="12.2cm">
          <text:p/>
        </draw:line>
        <draw:custom-shape draw:style-name="gr15" draw:text-style-name="P1" draw:layer="layout" svg:width="2.7cm" svg:height="3.2cm" svg:x="7.7cm" svg:y="12.5cm">
          <text:p text:style-name="P1">Manual</text:p>
          <text:p text:style-name="P1">Fix</text:p>
          <text:p text:style-name="P1">Events.dsv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3" xml:id="id3" draw:id="id3" draw:layer="layout" svg:width="5.6cm" svg:height="1.7cm" svg:x="13.6cm" svg:y="10.5cm">
          <text:p text:style-name="P3">Dues calculat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2" draw:layer="layout" draw:type="line" svg:x1="10.4cm" svg:y1="11.35cm" svg:x2="13.6cm" svg:y2="11.35cm" draw:start-shape="id2" draw:start-glue-point="1" draw:end-shape="id3" draw:end-glue-point="5" svg:d="M10400 11350h3200" svg:viewBox="0 0 3201 1">
          <text:p/>
        </draw:connector>
        <draw:custom-shape draw:style-name="gr17" draw:text-style-name="P1" draw:layer="layout" svg:width="2.3cm" svg:height="3.1cm" svg:x="10.7cm" svg:y="7.9cm">
          <text:p text:style-name="P1">Event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2" draw:layer="layout" draw:type="line" svg:x1="19.2cm" svg:y1="11.35cm" svg:x2="23.3cm" svg:y2="11.35cm" draw:start-shape="id3" draw:start-glue-point="7" draw:end-shape="id4" draw:end-glue-point="3" svg:d="M19200 11350h4100" svg:viewBox="0 0 4101 1">
          <text:p/>
        </draw:connector>
        <draw:custom-shape draw:style-name="gr18" draw:text-style-name="P1" xml:id="id4" draw:id="id4" draw:layer="layout" svg:width="3.9cm" svg:height="1.7cm" svg:x="23.3cm" svg:y="10.5cm">
          <text:p text:style-name="P1">Notifiacation</text:p>
          <text:p text:style-name="P1">system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0.602cm" svg:y1="5.388cm" svg:x2="3.3cm" svg:y2="5.3cm" draw:end-shape="id5" draw:end-glue-point="3" svg:d="M602 5388l2698-88" svg:viewBox="0 0 2699 89">
          <text:p/>
        </draw:connector>
        <draw:connector draw:style-name="gr6" draw:text-style-name="P2" draw:layer="layout" draw:type="line" svg:x1="7cm" svg:y1="5.3cm" svg:x2="10.1cm" svg:y2="5.3cm" draw:start-shape="id5" draw:start-glue-point="1" draw:end-shape="id6" draw:end-glue-point="3" svg:d="M7000 5300h3100" svg:viewBox="0 0 3101 1">
          <text:p/>
        </draw:connector>
        <draw:connector draw:style-name="gr6" draw:text-style-name="P2" draw:layer="layout" draw:type="line" svg:x1="17.2cm" svg:y1="5.3cm" svg:x2="21.9cm" svg:y2="5.3cm" draw:start-shape="id6" draw:start-glue-point="1" draw:end-shape="id1" draw:end-glue-point="3" svg:d="M17200 5300h4700" svg:viewBox="0 0 47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21:09:43.545239515</meta:creation-date>
    <dc:date>2021-03-13T03:42:04.705506275</dc:date>
    <meta:editing-duration>PT9M10S</meta:editing-duration>
    <meta:editing-cycles>3</meta:editing-cycles>
    <meta:generator>LibreOffice/6.4.6.2$Linux_X86_64 LibreOffice_project/40$Build-2</meta:generator>
    <meta:document-statistic meta:object-count="28"/>
  </office:meta>
</office:document-meta>
</file>